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font-name="Symbol" fo:language="en" fo:country="US" style:font-name-complex="Symbol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normal" style:font-style-asian="normal" style:font-style-complex="normal"/>
    </style:style>
    <style:style style:name="T14" style:family="text">
      <style:text-properties fo:language="ru" fo:country="RU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6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8"/>
      <text:p text:style-name="P3"><text:span text:style-name="T23">SN</text:span><text:span text:style-name="T28">: </text:span><text:span text:style-name="T25">$serial</text:span></text:p>
      <text:p text:style-name="P9"/>
      <text:p text:style-name="P13"><text:span text:style-name="T23">Type: </text:span><text:span text:style-name="T26">BDKG-23/1</text:span></text:p>
      <text:p text:style-name="P9"/>
      <text:p text:style-name="P4">Measurement limits: <text:span text:style-name="T19">BDKG-23/1: γ 0.1 µSv/h – 100 Sv/h;</text:span></text:p>
      <text:p text:style-name="P7"/>
      <text:p text:style-name="P4">Measurement error: <text:span text:style-name="T19">BDKG-23/1: ±20%</text:span></text:p>
      <text:p text:style-name="P14"/>
      <text:p text:style-name="P4">Operating conditions: </text:p>
      <text:p text:style-name="P25"><text:span text:style-name="T6">- 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27">- Atmospheric pressure<text:tab/><text:tab/><text:tab/><text:tab/>98,5 kPa</text:p>
      <text:p text:style-name="P27">- Relative humidity<text:tab/><text:tab/><text:tab/><text:tab/>$vlag %</text:p>
      <text:p text:style-name="P26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0">Calibration means:</text:p>
      <text:p text:style-name="P37">- $eng_facility_110;</text:p>
      <text:p text:style-name="P38">- $eng_facility_130;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5"><text:span text:style-name="T4">BDKG-23/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9">Ḣ</text:span><text:span text:style-name="T12">oi</text:span><text:span text:style-name="T17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0">Relative gamma radiation dose rate measure-ment</text:span> error</text:p>
            <text:p text:style-name="P34"><text:span text:style-name="T9">θ</text:span><text:span text:style-name="T13">пр</text:span><text:span text:style-name="T12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1">Δ</text:span><text:span text:style-name="T12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4">Back-ground</text:span>, <text:span text:style-name="T5">nSv</text:span><text:span text:style-name="T9">/</text:span><text:span text:style-name="T5">h</text:span></text:p>
          </table:table-cell>
          <table:table-cell table:style-name="t1.D3" table:number-columns-spanned="3" office:value-type="string">
            <text:p text:style-name="P24"><text:span text:style-name="T4">Measured value</text:span> <text:span text:style-name="T9">Ḣ</text:span><text:span text:style-name="T8">*</text:span><text:span text:style-name="T11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4">Average value</text:span>, <text:span text:style-name="T5">H</text:span><text:span text:style-name="T11">i</text:span><text:span text:style-name="T1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9">H</text:span><text:span text:style-name="T10">1</text:span></text:p>
          </table:table-cell>
          <table:table-cell table:style-name="t1.D3" office:value-type="string">
            <text:p text:style-name="P24"><text:span text:style-name="T5">H</text:span><text:span text:style-name="T10">2</text:span></text:p>
          </table:table-cell>
          <table:table-cell table:style-name="t1.D3" office:value-type="string">
            <text:p text:style-name="P24"><text:span text:style-name="T5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0,7 m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14">0,7</text:span> Sv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4">40</text:span> Sv/h</text:p>
          </table:table-cell>
          <table:table-cell table:style-name="t1.B13" office:value-type="string">
            <text:p text:style-name="P12">$1-3<text:span text:style-name="T4">8.</text:span></text:p>
          </table:table-cell>
          <table:table-cell table:style-name="t1.B13" office:value-type="string">
            <text:p text:style-name="P12">$1-4<text:span text:style-name="T4">8.</text:span></text:p>
          </table:table-cell>
          <table:table-cell table:style-name="t1.B13" office:value-type="string">
            <text:p text:style-name="P12">$1-5<text:span text:style-name="T4">8.</text:span></text:p>
          </table:table-cell>
          <table:table-cell table:style-name="t1.B13" office:value-type="string">
            <text:p text:style-name="P12">$1-6<text:span text:style-name="T4">8.</text:span></text:p>
          </table:table-cell>
          <table:table-cell table:style-name="t1.B13" office:value-type="string">
            <text:p text:style-name="P12">$1-7<text:span text:style-name="T4">8.</text:span></text:p>
          </table:table-cell>
          <table:table-cell table:style-name="t1.B13" office:value-type="string">
            <text:p text:style-name="P12">$1-8<text:span text:style-name="T4">8.</text:span></text:p>
          </table:table-cell>
          <table:table-cell table:style-name="t1.B13" office:value-type="string">
            <text:p text:style-name="P12">$1-0<text:span text:style-name="T4">8.</text:span></text:p>
          </table:table-cell>
          <table:table-cell table:style-name="t1.B13" office:value-type="string">
            <text:p text:style-name="P12">$1-1<text:span text:style-name="T4">8.</text:span></text:p>
          </table:table-cell>
          <table:table-cell table:style-name="t1.B13" office:value-type="string">
            <text:p text:style-name="P12">$1-2<text:span text:style-name="T4">8.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8:29.96</dc:date>
    <meta:print-date>2019-04-03T15:18:00</meta:print-date>
    <meta:editing-cycles>148</meta:editing-cycles>
    <meta:editing-duration>PT10H36M29S</meta:editing-duration>
    <meta:generator>OpenOffice/4.1.6$Win32 OpenOffice.org_project/416m1$Build-9790</meta:generator>
    <meta:document-statistic meta:table-count="2" meta:image-count="1" meta:object-count="0" meta:page-count="1" meta:paragraph-count="134" meta:word-count="233" meta:character-count="1567"/>
  </office:meta>
</office:document-meta>
</file>